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2.380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4189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1.8874in"/>
    </style:style>
    <style:style style:name="co12" style:family="table-column">
      <style:table-column-properties fo:break-before="auto" style:column-width="2.0047in"/>
    </style:style>
    <style:style style:name="co13" style:family="table-column">
      <style:table-column-properties fo:break-before="auto" style:column-width="1.9193in"/>
    </style:style>
    <style:style style:name="co14" style:family="table-column">
      <style:table-column-properties fo:break-before="auto" style:column-width="2.1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fo:border="0.74pt solid #000000"/>
    </style:style>
    <style:style style:name="ce2" style:family="table-cell" style:parent-style-name="Default">
      <style:table-cell-properties fo:background-color="#212121" fo:border="0.74pt solid #000000"/>
      <style:text-properties fo:color="#fafafa"/>
    </style:style>
    <style:style style:name="ce3" style:family="table-cell" style:parent-style-name="Default">
      <style:table-cell-properties fo:background-color="#424242" fo:border="0.74pt solid #000000"/>
      <style:text-properties fo:color="#fafafa"/>
    </style:style>
    <style:style style:name="ce4" style:family="table-cell" style:parent-style-name="Default">
      <style:table-cell-properties fo:background-color="#424242"/>
    </style:style>
    <style:style style:name="ce5" style:family="table-cell" style:parent-style-name="Default">
      <style:table-cell-properties fo:background-color="#424242" fo:border="0.74pt solid #000000"/>
    </style:style>
    <style:style style:name="ce6" style:family="table-cell" style:parent-style-name="Default">
      <style:table-cell-properties fo:background-color="#111111" fo:border="0.74pt solid #000000"/>
      <style:text-properties fo:color="#fafafa"/>
    </style:style>
    <style:style style:name="ce7" style:family="table-cell" style:parent-style-name="Default">
      <style:table-cell-properties fo:background-color="#ff6d6d" fo:border="0.74pt solid #000000"/>
      <style:text-properties fo:color="#fafafa"/>
    </style:style>
    <style:style style:name="ce8" style:family="table-cell" style:parent-style-name="Default">
      <style:table-cell-properties fo:background-color="#ff3838" fo:border="0.74pt solid #000000"/>
      <style:text-properties fo:color="#fafafa"/>
    </style:style>
    <style:style style:name="ce9" style:family="table-cell" style:parent-style-name="Default">
      <style:table-cell-properties fo:background-color="#77bc65" fo:border="0.74pt solid #000000"/>
      <style:text-properties fo:color="#fafafa"/>
    </style:style>
    <style:style style:name="ce10" style:family="table-cell" style:parent-style-name="Default" style:data-style-name="N0">
      <style:table-cell-properties fo:background-color="#424242" fo:border="0.74pt solid #000000"/>
    </style:style>
    <style:style style:name="ce11" style:family="table-cell" style:parent-style-name="Default">
      <style:table-cell-properties fo:background-color="#a1467e" fo:border="0.74pt solid #000000"/>
      <style:text-properties fo:color="#fafafa"/>
    </style:style>
  </office:automatic-styles>
  <office:body>
    <office:spreadsheet>
      <table:calculation-settings table:automatic-find-labels="false" table:use-regular-expressions="false" table:use-wildcards="true"/>
      <table:table table:name="vvf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52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ster Component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Unit Price ($)</text:p>
          </table:table-cell>
          <table:table-cell table:style-name="ce5"/>
          <table:table-cell table:style-name="ce5" office:value-type="string" calcext:value-type="string">
            <text:p>UC Component</text:p>
          </table:table-cell>
          <table:table-cell table:style-name="ce5" office:value-type="string" calcext:value-type="string">
            <text:p>Master UC Components ($)</text:p>
          </table:table-cell>
          <table:table-cell table:style-name="ce5" office:value-type="string" calcext:value-type="string">
            <text:p>Master DigiKey Components ($)</text:p>
          </table:table-cell>
          <table:table-cell table:style-name="ce5" office:value-type="string" calcext:value-type="string">
            <text:p>Cascade UC Components ($)</text:p>
          </table:table-cell>
          <table:table-cell table:style-name="ce5" office:value-type="string" calcext:value-type="string">
            <text:p>Cascade DigiKey Components ($)</text:p>
          </table:table-cell>
          <table:table-cell table:style-name="ce5"/>
          <table:table-cell table:style-name="ce5" office:value-type="string" calcext:value-type="string">
            <text:p>User Exclude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1,C3,C8,C11,C12,C13,C14,C15,C16,C17,C18,C19,C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2]=&quot;UC&quot;;1;0)" office:value-type="float" office:value="1" calcext:value-type="float">
            <text:p>1</text:p>
          </table:table-cell>
          <table:table-cell table:style-name="ce5" table:formula="of:=([.E2] * [.J2] * NOT([.P2]) * ([.B2] * [.H2]))" office:value-type="float" office:value="0" calcext:value-type="float">
            <text:p>0</text:p>
          </table:table-cell>
          <table:table-cell table:style-name="ce5" table:formula="of:=([.E2] * NOT([.J2]) * NOT([.P2]) * ([.B2] * [.H2]))" office:value-type="float" office:value="0" calcext:value-type="float">
            <text:p>0</text:p>
          </table:table-cell>
          <table:table-cell table:style-name="ce10" table:formula="of:=([.J2] * NOT([.E2]) * NOT([.P2]) * ([.B2] * [.H2]))" office:value-type="float" office:value="2.6" calcext:value-type="float">
            <text:p>2.6</text:p>
          </table:table-cell>
          <table:table-cell table:style-name="ce5" table:formula="of:=(NOT([.J2]) * NOT([.E2]) * NOT([.P2]) * ([.B2] * [.H2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u</text:p>
          </table:table-cell>
          <table:table-cell table:style-name="ce1" office:value-type="string" calcext:value-type="string">
            <text:p>Capacitor_THT:C_Radial_D8.0mm_H11.5mm_P3.5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32-9051-1-ND</text:p>
          </table:table-cell>
          <table:table-cell table:style-name="ce1" office:value-type="float" office:value="860080674009" calcext:value-type="float">
            <text:p>860080674009</text:p>
          </table:table-cell>
          <table:table-cell table:style-name="ce1" office:value-type="float" office:value="0.7245" calcext:value-type="float">
            <text:p>0.7245</text:p>
          </table:table-cell>
          <table:table-cell table:style-name="ce5"/>
          <table:table-cell table:style-name="ce5" table:formula="of:=IF([.F3]=&quot;UC&quot;;1;0)" office:value-type="float" office:value="0" calcext:value-type="float">
            <text:p>0</text:p>
          </table:table-cell>
          <table:table-cell table:style-name="ce5" table:formula="of:=([.E3] * [.J3] * NOT([.P3]) * ([.B3] * [.H3]))" office:value-type="float" office:value="0" calcext:value-type="float">
            <text:p>0</text:p>
          </table:table-cell>
          <table:table-cell table:style-name="ce5" table:formula="of:=([.E3] * NOT([.J3]) * NOT([.P3]) * ([.B3] * [.H3]))" office:value-type="float" office:value="0.7245" calcext:value-type="float">
            <text:p>0.7245</text:p>
          </table:table-cell>
          <table:table-cell table:style-name="ce10" table:formula="of:=([.J3] * NOT([.E3]) * NOT([.P3]) * ([.B3] * [.H3]))" office:value-type="float" office:value="0" calcext:value-type="float">
            <text:p>0</text:p>
          </table:table-cell>
          <table:table-cell table:style-name="ce5" table:formula="of:=(NOT([.J3]) * NOT([.E3]) * NOT([.P3]) * ([.B3] * [.H3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4]=&quot;UC&quot;;1;0)" office:value-type="float" office:value="1" calcext:value-type="float">
            <text:p>1</text:p>
          </table:table-cell>
          <table:table-cell table:style-name="ce5" table:formula="of:=([.E4] * [.J4] * NOT([.P4]) * ([.B4] * [.H4]))" office:value-type="float" office:value="0.2" calcext:value-type="float">
            <text:p>0.2</text:p>
          </table:table-cell>
          <table:table-cell table:style-name="ce5" table:formula="of:=([.E4] * NOT([.J4]) * NOT([.P4]) * ([.B4] * [.H4]))" office:value-type="float" office:value="0" calcext:value-type="float">
            <text:p>0</text:p>
          </table:table-cell>
          <table:table-cell table:style-name="ce10" table:formula="of:=([.J4] * NOT([.E4]) * NOT([.P4]) * ([.B4] * [.H4]))" office:value-type="float" office:value="0" calcext:value-type="float">
            <text:p>0</text:p>
          </table:table-cell>
          <table:table-cell table:style-name="ce5" table:formula="of:=(NOT([.J4]) * NOT([.E4]) * NOT([.P4]) * ([.B4] * [.H4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2" office:value-type="string" calcext:value-type="string">
            <text:p>C5,C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3"/>
          <table:table-cell table:style-name="ce5" table:formula="of:=IF([.F5]=&quot;UC&quot;;1;0)" office:value-type="float" office:value="1" calcext:value-type="float">
            <text:p>1</text:p>
          </table:table-cell>
          <table:table-cell table:style-name="ce5" table:formula="of:=([.E5] * [.J5] * NOT([.P5]) * ([.B5] * [.H5]))" office:value-type="float" office:value="0.8" calcext:value-type="float">
            <text:p>0.8</text:p>
          </table:table-cell>
          <table:table-cell table:style-name="ce5" table:formula="of:=([.E5] * NOT([.J5]) * NOT([.P5]) * ([.B5] * [.H5]))" office:value-type="float" office:value="0" calcext:value-type="float">
            <text:p>0</text:p>
          </table:table-cell>
          <table:table-cell table:style-name="ce10" table:formula="of:=([.J5] * NOT([.E5]) * NOT([.P5]) * ([.B5] * [.H5]))" office:value-type="float" office:value="0" calcext:value-type="float">
            <text:p>0</text:p>
          </table:table-cell>
          <table:table-cell table:style-name="ce5" table:formula="of:=(NOT([.J5]) * NOT([.E5]) * NOT([.P5]) * ([.B5] * [.H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6,C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6]=&quot;UC&quot;;1;0)" office:value-type="float" office:value="1" calcext:value-type="float">
            <text:p>1</text:p>
          </table:table-cell>
          <table:table-cell table:style-name="ce5" table:formula="of:=([.E6] * [.J6] * NOT([.P6]) * ([.B6] * [.H6]))" office:value-type="float" office:value="0.4" calcext:value-type="float">
            <text:p>0.4</text:p>
          </table:table-cell>
          <table:table-cell table:style-name="ce5" table:formula="of:=([.E6] * NOT([.J6]) * NOT([.P6]) * ([.B6] * [.H6]))" office:value-type="float" office:value="0" calcext:value-type="float">
            <text:p>0</text:p>
          </table:table-cell>
          <table:table-cell table:style-name="ce10" table:formula="of:=([.J6] * NOT([.E6]) * NOT([.P6]) * ([.B6] * [.H6]))" office:value-type="float" office:value="0" calcext:value-type="float">
            <text:p>0</text:p>
          </table:table-cell>
          <table:table-cell table:style-name="ce5" table:formula="of:=(NOT([.J6]) * NOT([.E6]) * NOT([.P6]) * ([.B6] * [.H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0p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7]=&quot;UC&quot;;1;0)" office:value-type="float" office:value="1" calcext:value-type="float">
            <text:p>1</text:p>
          </table:table-cell>
          <table:table-cell table:style-name="ce5" table:formula="of:=([.E7] * [.J7] * NOT([.P7]) * ([.B7] * [.H7]))" office:value-type="float" office:value="0.2" calcext:value-type="float">
            <text:p>0.2</text:p>
          </table:table-cell>
          <table:table-cell table:style-name="ce5" table:formula="of:=([.E7] * NOT([.J7]) * NOT([.P7]) * ([.B7] * [.H7]))" office:value-type="float" office:value="0" calcext:value-type="float">
            <text:p>0</text:p>
          </table:table-cell>
          <table:table-cell table:style-name="ce10" table:formula="of:=([.J7] * NOT([.E7]) * NOT([.P7]) * ([.B7] * [.H7]))" office:value-type="float" office:value="0" calcext:value-type="float">
            <text:p>0</text:p>
          </table:table-cell>
          <table:table-cell table:style-name="ce5" table:formula="of:=(NOT([.J7]) * NOT([.E7]) * NOT([.P7]) * ([.B7] * [.H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string" calcext:value-type="string">
            <text:p>Diode_THT:D_DO-15_P3.81mm_Vertical_Kathode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float" office:value="0.8" calcext:value-type="float">
            <text:p>0.8</text:p>
          </table:table-cell>
          <table:table-cell table:style-name="ce3"/>
          <table:table-cell table:style-name="ce5" table:formula="of:=IF([.F8]=&quot;UC&quot;;1;0)" office:value-type="float" office:value="1" calcext:value-type="float">
            <text:p>1</text:p>
          </table:table-cell>
          <table:table-cell table:style-name="ce5" table:formula="of:=([.E8] * [.J8] * NOT([.P8]) * ([.B8] * [.H8]))" office:value-type="float" office:value="0.8" calcext:value-type="float">
            <text:p>0.8</text:p>
          </table:table-cell>
          <table:table-cell table:style-name="ce5" table:formula="of:=([.E8] * NOT([.J8]) * NOT([.P8]) * ([.B8] * [.H8]))" office:value-type="float" office:value="0" calcext:value-type="float">
            <text:p>0</text:p>
          </table:table-cell>
          <table:table-cell table:style-name="ce10" table:formula="of:=([.J8] * NOT([.E8]) * NOT([.P8]) * ([.B8] * [.H8]))" office:value-type="float" office:value="0" calcext:value-type="float">
            <text:p>0</text:p>
          </table:table-cell>
          <table:table-cell table:style-name="ce5" table:formula="of:=(NOT([.J8]) * NOT([.E8]) * NOT([.P8]) * ([.B8] * [.H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F5V0A</text:p>
          </table:table-cell>
          <table:table-cell table:style-name="ce2" office:value-type="string" calcext:value-type="string">
            <text:p>Diode_SMD:D_SM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878-SMF5.0ACT-ND</text:p>
          </table:table-cell>
          <table:table-cell table:style-name="ce2" office:value-type="string" calcext:value-type="string">
            <text:p>SMF5.0A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3"/>
          <table:table-cell table:style-name="ce5" table:formula="of:=IF([.F9]=&quot;UC&quot;;1;0)" office:value-type="float" office:value="0" calcext:value-type="float">
            <text:p>0</text:p>
          </table:table-cell>
          <table:table-cell table:style-name="ce5" table:formula="of:=([.E9] * [.J9] * NOT([.P9]) * ([.B9] * [.H9]))" office:value-type="float" office:value="0" calcext:value-type="float">
            <text:p>0</text:p>
          </table:table-cell>
          <table:table-cell table:style-name="ce5" table:formula="of:=([.E9] * NOT([.J9]) * NOT([.P9]) * ([.B9] * [.H9]))" office:value-type="float" office:value="0.5405" calcext:value-type="float">
            <text:p>0.5405</text:p>
          </table:table-cell>
          <table:table-cell table:style-name="ce10" table:formula="of:=([.J9] * NOT([.E9]) * NOT([.P9]) * ([.B9] * [.H9]))" office:value-type="float" office:value="0" calcext:value-type="float">
            <text:p>0</text:p>
          </table:table-cell>
          <table:table-cell table:style-name="ce5" table:formula="of:=(NOT([.J9]) * NOT([.E9]) * NOT([.P9]) * ([.B9] * [.H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mA hold</text:p>
          </table:table-cell>
          <table:table-cell table:style-name="ce2" office:value-type="string" calcext:value-type="string">
            <text:p>Fuse:Fuse_Littelfuse_395Se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RF250-120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10]=&quot;UC&quot;;1;0)" office:value-type="float" office:value="1" calcext:value-type="float">
            <text:p>1</text:p>
          </table:table-cell>
          <table:table-cell table:style-name="ce5" table:formula="of:=([.E10] * [.J10] * NOT([.P10]) * ([.B10] * [.H10]))" office:value-type="float" office:value="1.2" calcext:value-type="float">
            <text:p>1.2</text:p>
          </table:table-cell>
          <table:table-cell table:style-name="ce5" table:formula="of:=([.E10] * NOT([.J10]) * NOT([.P10]) * ([.B10] * [.H10]))" office:value-type="float" office:value="0" calcext:value-type="float">
            <text:p>0</text:p>
          </table:table-cell>
          <table:table-cell table:style-name="ce10" table:formula="of:=([.J10] * NOT([.E10]) * NOT([.P10]) * ([.B10] * [.H10]))" office:value-type="float" office:value="0" calcext:value-type="float">
            <text:p>0</text:p>
          </table:table-cell>
          <table:table-cell table:style-name="ce5" table:formula="of:=(NOT([.J10]) * NOT([.E10]) * NOT([.P10]) * ([.B10] * [.H1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C_Receptacle_USB2.0_14P</text:p>
          </table:table-cell>
          <table:table-cell table:style-name="ce2" office:value-type="string" calcext:value-type="string">
            <text:p>Connector_USB:USB_C_Receptacle_GCT_USB4125-xx-x-0190_6P_TopMnt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23-UJC-H-G-SMT-P6-TRCT-ND</text:p>
          </table:table-cell>
          <table:table-cell table:style-name="ce2" office:value-type="string" calcext:value-type="string">
            <text:p>UJC-H-G-SMT-P6-TR</text:p>
          </table:table-cell>
          <table:table-cell table:style-name="ce2" office:value-type="float" office:value="0.851" calcext:value-type="float">
            <text:p>0.851</text:p>
          </table:table-cell>
          <table:table-cell table:style-name="ce3"/>
          <table:table-cell table:style-name="ce5" table:formula="of:=IF([.F11]=&quot;UC&quot;;1;0)" office:value-type="float" office:value="0" calcext:value-type="float">
            <text:p>0</text:p>
          </table:table-cell>
          <table:table-cell table:style-name="ce5" table:formula="of:=([.E11] * [.J11] * NOT([.P11]) * ([.B11] * [.H11]))" office:value-type="float" office:value="0" calcext:value-type="float">
            <text:p>0</text:p>
          </table:table-cell>
          <table:table-cell table:style-name="ce5" table:formula="of:=([.E11] * NOT([.J11]) * NOT([.P11]) * ([.B11] * [.H11]))" office:value-type="float" office:value="0.851" calcext:value-type="float">
            <text:p>0.851</text:p>
          </table:table-cell>
          <table:table-cell table:style-name="ce10" table:formula="of:=([.J11] * NOT([.E11]) * NOT([.P11]) * ([.B11] * [.H11]))" office:value-type="float" office:value="0" calcext:value-type="float">
            <text:p>0</text:p>
          </table:table-cell>
          <table:table-cell table:style-name="ce5" table:formula="of:=(NOT([.J11]) * NOT([.E11]) * NOT([.P11]) * ([.B11] * [.H1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2_Pi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2]=&quot;UC&quot;;1;0)" office:value-type="float" office:value="1" calcext:value-type="float">
            <text:p>1</text:p>
          </table:table-cell>
          <table:table-cell table:style-name="ce5" table:formula="of:=([.E12] * [.J12] * NOT([.P12]) * ([.B12] * [.H12]))" office:value-type="float" office:value="0" calcext:value-type="float">
            <text:p>0</text:p>
          </table:table-cell>
          <table:table-cell table:style-name="ce5" table:formula="of:=([.E12] * NOT([.J12]) * NOT([.P12]) * ([.B12] * [.H12]))" office:value-type="float" office:value="0" calcext:value-type="float">
            <text:p>0</text:p>
          </table:table-cell>
          <table:table-cell table:style-name="ce10" table:formula="of:=([.J12] * NOT([.E12]) * NOT([.P12]) * ([.B12] * [.H12]))" office:value-type="float" office:value="0" calcext:value-type="float">
            <text:p>0</text:p>
          </table:table-cell>
          <table:table-cell table:style-name="ce5" table:formula="of:=(NOT([.J12]) * NOT([.E12]) * NOT([.P12]) * ([.B12] * [.H1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3,J4,J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nn_02x05_Counter_Clockwise</text:p>
          </table:table-cell>
          <table:table-cell table:style-name="ce2" office:value-type="string" calcext:value-type="string">
            <text:p>Connector_IDC:IDC-Header_2x05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5" calcext:value-type="float">
            <text:p>0.45</text:p>
          </table:table-cell>
          <table:table-cell table:style-name="ce3"/>
          <table:table-cell table:style-name="ce5" table:formula="of:=IF([.F13]=&quot;UC&quot;;1;0)" office:value-type="float" office:value="1" calcext:value-type="float">
            <text:p>1</text:p>
          </table:table-cell>
          <table:table-cell table:style-name="ce5" table:formula="of:=([.E13] * [.J13] * NOT([.P13]) * ([.B13] * [.H13]))" office:value-type="float" office:value="0" calcext:value-type="float">
            <text:p>0</text:p>
          </table:table-cell>
          <table:table-cell table:style-name="ce5" table:formula="of:=([.E13] * NOT([.J13]) * NOT([.P13]) * ([.B13] * [.H13]))" office:value-type="float" office:value="0" calcext:value-type="float">
            <text:p>0</text:p>
          </table:table-cell>
          <table:table-cell table:style-name="ce10" table:formula="of:=([.J13] * NOT([.E13]) * NOT([.P13]) * ([.B13] * [.H13]))" office:value-type="float" office:value="1.35" calcext:value-type="float">
            <text:p>1.35</text:p>
          </table:table-cell>
          <table:table-cell table:style-name="ce5" table:formula="of:=(NOT([.J13]) * NOT([.E13]) * NOT([.P13]) * ([.B13] * [.H1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6,J7,J8,J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n_01x08_Pin</text:p>
          </table:table-cell>
          <table:table-cell table:style-name="ce2" office:value-type="string" calcext:value-type="string">
            <text:p>Connector_PinHeader_2.54mm:PinHeader_1x08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15" calcext:value-type="float">
            <text:p>0.15</text:p>
          </table:table-cell>
          <table:table-cell table:style-name="ce3"/>
          <table:table-cell table:style-name="ce5" table:formula="of:=IF([.F14]=&quot;UC&quot;;1;0)" office:value-type="float" office:value="1" calcext:value-type="float">
            <text:p>1</text:p>
          </table:table-cell>
          <table:table-cell table:style-name="ce5" table:formula="of:=([.E14] * [.J14] * NOT([.P14]) * ([.B14] * [.H14]))" office:value-type="float" office:value="0" calcext:value-type="float">
            <text:p>0</text:p>
          </table:table-cell>
          <table:table-cell table:style-name="ce5" table:formula="of:=([.E14] * NOT([.J14]) * NOT([.P14]) * ([.B14] * [.H14]))" office:value-type="float" office:value="0" calcext:value-type="float">
            <text:p>0</text:p>
          </table:table-cell>
          <table:table-cell table:style-name="ce10" table:formula="of:=([.J14] * NOT([.E14]) * NOT([.P14]) * ([.B14] * [.H14]))" office:value-type="float" office:value="0.6" calcext:value-type="float">
            <text:p>0.6</text:p>
          </table:table-cell>
          <table:table-cell table:style-name="ce5" table:formula="of:=(NOT([.J14]) * NOT([.E14]) * NOT([.P14]) * ([.B14] * [.H1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mper_2_Ope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5]=&quot;UC&quot;;1;0)" office:value-type="float" office:value="1" calcext:value-type="float">
            <text:p>1</text:p>
          </table:table-cell>
          <table:table-cell table:style-name="ce5" table:formula="of:=([.E15] * [.J15] * NOT([.P15]) * ([.B15] * [.H15]))" office:value-type="float" office:value="0" calcext:value-type="float">
            <text:p>0</text:p>
          </table:table-cell>
          <table:table-cell table:style-name="ce5" table:formula="of:=([.E15] * NOT([.J15]) * NOT([.P15]) * ([.B15] * [.H15]))" office:value-type="float" office:value="0" calcext:value-type="float">
            <text:p>0</text:p>
          </table:table-cell>
          <table:table-cell table:style-name="ce10" table:formula="of:=([.J15] * NOT([.E15]) * NOT([.P15]) * ([.B15] * [.H15]))" office:value-type="float" office:value="0" calcext:value-type="float">
            <text:p>0</text:p>
          </table:table-cell>
          <table:table-cell table:style-name="ce5" table:formula="of:=(NOT([.J15]) * NOT([.E15]) * NOT([.P15]) * ([.B15] * [.H1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H</text:p>
          </table:table-cell>
          <table:table-cell table:style-name="ce2" office:value-type="string" calcext:value-type="string">
            <text:p>Custom:SPM7054VT-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45-180962-1-ND</text:p>
          </table:table-cell>
          <table:table-cell table:style-name="ce2" office:value-type="string" calcext:value-type="string">
            <text:p>SPM7054VT-101M-D</text:p>
          </table:table-cell>
          <table:table-cell table:style-name="ce2" office:value-type="float" office:value="2.5875" calcext:value-type="float">
            <text:p>2.5875</text:p>
          </table:table-cell>
          <table:table-cell table:style-name="ce3"/>
          <table:table-cell table:style-name="ce5" table:formula="of:=IF([.F16]=&quot;UC&quot;;1;0)" office:value-type="float" office:value="0" calcext:value-type="float">
            <text:p>0</text:p>
          </table:table-cell>
          <table:table-cell table:style-name="ce5" table:formula="of:=([.E16] * [.J16] * NOT([.P16]) * ([.B16] * [.H16]))" office:value-type="float" office:value="0" calcext:value-type="float">
            <text:p>0</text:p>
          </table:table-cell>
          <table:table-cell table:style-name="ce5" table:formula="of:=([.E16] * NOT([.J16]) * NOT([.P16]) * ([.B16] * [.H16]))" office:value-type="float" office:value="2.5875" calcext:value-type="float">
            <text:p>2.5875</text:p>
          </table:table-cell>
          <table:table-cell table:style-name="ce10" table:formula="of:=([.J16] * NOT([.E16]) * NOT([.P16]) * ([.B16] * [.H16]))" office:value-type="float" office:value="0" calcext:value-type="float">
            <text:p>0</text:p>
          </table:table-cell>
          <table:table-cell table:style-name="ce5" table:formula="of:=(NOT([.J16]) * NOT([.E16]) * NOT([.P16]) * ([.B16] * [.H1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1,Q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MG2305UX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MG2305UX-7DICT-ND</text:p>
          </table:table-cell>
          <table:table-cell table:style-name="ce2" office:value-type="string" calcext:value-type="string">
            <text:p>DMG2305UX-7</text:p>
          </table:table-cell>
          <table:table-cell table:style-name="ce2" office:value-type="float" office:value="0.3335" calcext:value-type="float">
            <text:p>0.3335</text:p>
          </table:table-cell>
          <table:table-cell table:style-name="ce3"/>
          <table:table-cell table:style-name="ce5" table:formula="of:=IF([.F17]=&quot;UC&quot;;1;0)" office:value-type="float" office:value="0" calcext:value-type="float">
            <text:p>0</text:p>
          </table:table-cell>
          <table:table-cell table:style-name="ce5" table:formula="of:=([.E17] * [.J17] * NOT([.P17]) * ([.B17] * [.H17]))" office:value-type="float" office:value="0" calcext:value-type="float">
            <text:p>0</text:p>
          </table:table-cell>
          <table:table-cell table:style-name="ce5" table:formula="of:=([.E17] * NOT([.J17]) * NOT([.P17]) * ([.B17] * [.H17]))" office:value-type="float" office:value="0.667" calcext:value-type="float">
            <text:p>0.667</text:p>
          </table:table-cell>
          <table:table-cell table:style-name="ce10" table:formula="of:=([.J17] * NOT([.E17]) * NOT([.P17]) * ([.B17] * [.H17]))" office:value-type="float" office:value="0" calcext:value-type="float">
            <text:p>0</text:p>
          </table:table-cell>
          <table:table-cell table:style-name="ce5" table:formula="of:=(NOT([.J17]) * NOT([.E17]) * NOT([.P17]) * ([.B17] * [.H1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3,Q4,Q5,Q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L3402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SL3402CT-ND</text:p>
          </table:table-cell>
          <table:table-cell table:style-name="ce2" office:value-type="string" calcext:value-type="string">
            <text:p><text:s text:c="2"/>SL3402</text:p>
          </table:table-cell>
          <table:table-cell table:style-name="ce2" office:value-type="float" office:value="0.3335" calcext:value-type="float">
            <text:p>0.3335</text:p>
          </table:table-cell>
          <table:table-cell table:style-name="ce3"/>
          <table:table-cell table:style-name="ce5" table:formula="of:=IF([.F18]=&quot;UC&quot;;1;0)" office:value-type="float" office:value="0" calcext:value-type="float">
            <text:p>0</text:p>
          </table:table-cell>
          <table:table-cell table:style-name="ce5" table:formula="of:=([.E18] * [.J18] * NOT([.P18]) * ([.B18] * [.H18]))" office:value-type="float" office:value="0" calcext:value-type="float">
            <text:p>0</text:p>
          </table:table-cell>
          <table:table-cell table:style-name="ce5" table:formula="of:=([.E18] * NOT([.J18]) * NOT([.P18]) * ([.B18] * [.H18]))" office:value-type="float" office:value="1.334" calcext:value-type="float">
            <text:p>1.334</text:p>
          </table:table-cell>
          <table:table-cell table:style-name="ce10" table:formula="of:=([.J18] * NOT([.E18]) * NOT([.P18]) * ([.B18] * [.H18]))" office:value-type="float" office:value="0" calcext:value-type="float">
            <text:p>0</text:p>
          </table:table-cell>
          <table:table-cell table:style-name="ce5" table:formula="of:=(NOT([.J18]) * NOT([.E18]) * NOT([.P18]) * ([.B18] * [.H1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,R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3-MFHA1206R2000FCCT-ND</text:p>
          </table:table-cell>
          <table:table-cell table:style-name="ce2" office:value-type="string" calcext:value-type="string">
            <text:p>MFHA1206R2000FC</text:p>
          </table:table-cell>
          <table:table-cell table:style-name="ce2" office:value-type="float" office:value="0.4945" calcext:value-type="float">
            <text:p>0.4945</text:p>
          </table:table-cell>
          <table:table-cell table:style-name="ce3"/>
          <table:table-cell table:style-name="ce5" table:formula="of:=IF([.F19]=&quot;UC&quot;;1;0)" office:value-type="float" office:value="0" calcext:value-type="float">
            <text:p>0</text:p>
          </table:table-cell>
          <table:table-cell table:style-name="ce5" table:formula="of:=([.E19] * [.J19] * NOT([.P19]) * ([.B19] * [.H19]))" office:value-type="float" office:value="0" calcext:value-type="float">
            <text:p>0</text:p>
          </table:table-cell>
          <table:table-cell table:style-name="ce5" table:formula="of:=([.E19] * NOT([.J19]) * NOT([.P19]) * ([.B19] * [.H19]))" office:value-type="float" office:value="0.989" calcext:value-type="float">
            <text:p>0.989</text:p>
          </table:table-cell>
          <table:table-cell table:style-name="ce10" table:formula="of:=([.J19] * NOT([.E19]) * NOT([.P19]) * ([.B19] * [.H19]))" office:value-type="float" office:value="0" calcext:value-type="float">
            <text:p>0</text:p>
          </table:table-cell>
          <table:table-cell table:style-name="ce5" table:formula="of:=(NOT([.J19]) * NOT([.E19]) * NOT([.P19]) * ([.B19] * [.H1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0]=&quot;UC&quot;;1;0)" office:value-type="float" office:value="1" calcext:value-type="float">
            <text:p>1</text:p>
          </table:table-cell>
          <table:table-cell table:style-name="ce5" table:formula="of:=([.E20] * [.J20] * NOT([.P20]) * ([.B20] * [.H20]))" office:value-type="float" office:value="0" calcext:value-type="float">
            <text:p>0</text:p>
          </table:table-cell>
          <table:table-cell table:style-name="ce5" table:formula="of:=([.E20] * NOT([.J20]) * NOT([.P20]) * ([.B20] * [.H20]))" office:value-type="float" office:value="0" calcext:value-type="float">
            <text:p>0</text:p>
          </table:table-cell>
          <table:table-cell table:style-name="ce10" table:formula="of:=([.J20] * NOT([.E20]) * NOT([.P20]) * ([.B20] * [.H20]))" office:value-type="float" office:value="0" calcext:value-type="float">
            <text:p>0</text:p>
          </table:table-cell>
          <table:table-cell table:style-name="ce5" table:formula="of:=(NOT([.J20]) * NOT([.E20]) * NOT([.P20]) * ([.B20] * [.H2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1]=&quot;UC&quot;;1;0)" office:value-type="float" office:value="1" calcext:value-type="float">
            <text:p>1</text:p>
          </table:table-cell>
          <table:table-cell table:style-name="ce5" table:formula="of:=([.E21] * [.J21] * NOT([.P21]) * ([.B21] * [.H21]))" office:value-type="float" office:value="0" calcext:value-type="float">
            <text:p>0</text:p>
          </table:table-cell>
          <table:table-cell table:style-name="ce5" table:formula="of:=([.E21] * NOT([.J21]) * NOT([.P21]) * ([.B21] * [.H21]))" office:value-type="float" office:value="0" calcext:value-type="float">
            <text:p>0</text:p>
          </table:table-cell>
          <table:table-cell table:style-name="ce10" table:formula="of:=([.J21] * NOT([.E21]) * NOT([.P21]) * ([.B21] * [.H21]))" office:value-type="float" office:value="0" calcext:value-type="float">
            <text:p>0</text:p>
          </table:table-cell>
          <table:table-cell table:style-name="ce5" table:formula="of:=(NOT([.J21]) * NOT([.E21]) * NOT([.P21]) * ([.B21] * [.H2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2]=&quot;UC&quot;;1;0)" office:value-type="float" office:value="1" calcext:value-type="float">
            <text:p>1</text:p>
          </table:table-cell>
          <table:table-cell table:style-name="ce5" table:formula="of:=([.E22] * [.J22] * NOT([.P22]) * ([.B22] * [.H22]))" office:value-type="float" office:value="0" calcext:value-type="float">
            <text:p>0</text:p>
          </table:table-cell>
          <table:table-cell table:style-name="ce5" table:formula="of:=([.E22] * NOT([.J22]) * NOT([.P22]) * ([.B22] * [.H22]))" office:value-type="float" office:value="0" calcext:value-type="float">
            <text:p>0</text:p>
          </table:table-cell>
          <table:table-cell table:style-name="ce10" table:formula="of:=([.J22] * NOT([.E22]) * NOT([.P22]) * ([.B22] * [.H22]))" office:value-type="float" office:value="0" calcext:value-type="float">
            <text:p>0</text:p>
          </table:table-cell>
          <table:table-cell table:style-name="ce5" table:formula="of:=(NOT([.J22]) * NOT([.E22]) * NOT([.P22]) * ([.B22] * [.H2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9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3]=&quot;UC&quot;;1;0)" office:value-type="float" office:value="1" calcext:value-type="float">
            <text:p>1</text:p>
          </table:table-cell>
          <table:table-cell table:style-name="ce5" table:formula="of:=([.E23] * [.J23] * NOT([.P23]) * ([.B23] * [.H23]))" office:value-type="float" office:value="0" calcext:value-type="float">
            <text:p>0</text:p>
          </table:table-cell>
          <table:table-cell table:style-name="ce5" table:formula="of:=([.E23] * NOT([.J23]) * NOT([.P23]) * ([.B23] * [.H23]))" office:value-type="float" office:value="0" calcext:value-type="float">
            <text:p>0</text:p>
          </table:table-cell>
          <table:table-cell table:style-name="ce10" table:formula="of:=([.J23] * NOT([.E23]) * NOT([.P23]) * ([.B23] * [.H23]))" office:value-type="float" office:value="0" calcext:value-type="float">
            <text:p>0</text:p>
          </table:table-cell>
          <table:table-cell table:style-name="ce5" table:formula="of:=(NOT([.J23]) * NOT([.E23]) * NOT([.P23]) * ([.B23] * [.H2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6,R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k1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4]=&quot;UC&quot;;1;0)" office:value-type="float" office:value="1" calcext:value-type="float">
            <text:p>1</text:p>
          </table:table-cell>
          <table:table-cell table:style-name="ce5" table:formula="of:=([.E24] * [.J24] * NOT([.P24]) * ([.B24] * [.H24]))" office:value-type="float" office:value="0" calcext:value-type="float">
            <text:p>0</text:p>
          </table:table-cell>
          <table:table-cell table:style-name="ce5" table:formula="of:=([.E24] * NOT([.J24]) * NOT([.P24]) * ([.B24] * [.H24]))" office:value-type="float" office:value="0" calcext:value-type="float">
            <text:p>0</text:p>
          </table:table-cell>
          <table:table-cell table:style-name="ce10" table:formula="of:=([.J24] * NOT([.E24]) * NOT([.P24]) * ([.B24] * [.H24]))" office:value-type="float" office:value="0" calcext:value-type="float">
            <text:p>0</text:p>
          </table:table-cell>
          <table:table-cell table:style-name="ce5" table:formula="of:=(NOT([.J24]) * NOT([.E24]) * NOT([.P24]) * ([.B24] * [.H2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5]=&quot;UC&quot;;1;0)" office:value-type="float" office:value="1" calcext:value-type="float">
            <text:p>1</text:p>
          </table:table-cell>
          <table:table-cell table:style-name="ce5" table:formula="of:=([.E25] * [.J25] * NOT([.P25]) * ([.B25] * [.H25]))" office:value-type="float" office:value="0" calcext:value-type="float">
            <text:p>0</text:p>
          </table:table-cell>
          <table:table-cell table:style-name="ce5" table:formula="of:=([.E25] * NOT([.J25]) * NOT([.P25]) * ([.B25] * [.H25]))" office:value-type="float" office:value="0" calcext:value-type="float">
            <text:p>0</text:p>
          </table:table-cell>
          <table:table-cell table:style-name="ce10" table:formula="of:=([.J25] * NOT([.E25]) * NOT([.P25]) * ([.B25] * [.H25]))" office:value-type="float" office:value="0" calcext:value-type="float">
            <text:p>0</text:p>
          </table:table-cell>
          <table:table-cell table:style-name="ce5" table:formula="of:=(NOT([.J25]) * NOT([.E25]) * NOT([.P25]) * ([.B25] * [.H2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6]=&quot;UC&quot;;1;0)" office:value-type="float" office:value="1" calcext:value-type="float">
            <text:p>1</text:p>
          </table:table-cell>
          <table:table-cell table:style-name="ce5" table:formula="of:=([.E26] * [.J26] * NOT([.P26]) * ([.B26] * [.H26]))" office:value-type="float" office:value="0" calcext:value-type="float">
            <text:p>0</text:p>
          </table:table-cell>
          <table:table-cell table:style-name="ce5" table:formula="of:=([.E26] * NOT([.J26]) * NOT([.P26]) * ([.B26] * [.H26]))" office:value-type="float" office:value="0" calcext:value-type="float">
            <text:p>0</text:p>
          </table:table-cell>
          <table:table-cell table:style-name="ce10" table:formula="of:=([.J26] * NOT([.E26]) * NOT([.P26]) * ([.B26] * [.H26]))" office:value-type="float" office:value="0" calcext:value-type="float">
            <text:p>0</text:p>
          </table:table-cell>
          <table:table-cell table:style-name="ce5" table:formula="of:=(NOT([.J26]) * NOT([.E26]) * NOT([.P26]) * ([.B26] * [.H2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7]=&quot;UC&quot;;1;0)" office:value-type="float" office:value="1" calcext:value-type="float">
            <text:p>1</text:p>
          </table:table-cell>
          <table:table-cell table:style-name="ce5" table:formula="of:=([.E27] * [.J27] * NOT([.P27]) * ([.B27] * [.H27]))" office:value-type="float" office:value="0" calcext:value-type="float">
            <text:p>0</text:p>
          </table:table-cell>
          <table:table-cell table:style-name="ce5" table:formula="of:=([.E27] * NOT([.J27]) * NOT([.P27]) * ([.B27] * [.H27]))" office:value-type="float" office:value="0" calcext:value-type="float">
            <text:p>0</text:p>
          </table:table-cell>
          <table:table-cell table:style-name="ce10" table:formula="of:=([.J27] * NOT([.E27]) * NOT([.P27]) * ([.B27] * [.H27]))" office:value-type="float" office:value="0" calcext:value-type="float">
            <text:p>0</text:p>
          </table:table-cell>
          <table:table-cell table:style-name="ce5" table:formula="of:=(NOT([.J27]) * NOT([.E27]) * NOT([.P27]) * ([.B27] * [.H2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8]=&quot;UC&quot;;1;0)" office:value-type="float" office:value="1" calcext:value-type="float">
            <text:p>1</text:p>
          </table:table-cell>
          <table:table-cell table:style-name="ce5" table:formula="of:=([.E28] * [.J28] * NOT([.P28]) * ([.B28] * [.H28]))" office:value-type="float" office:value="0" calcext:value-type="float">
            <text:p>0</text:p>
          </table:table-cell>
          <table:table-cell table:style-name="ce5" table:formula="of:=([.E28] * NOT([.J28]) * NOT([.P28]) * ([.B28] * [.H28]))" office:value-type="float" office:value="0" calcext:value-type="float">
            <text:p>0</text:p>
          </table:table-cell>
          <table:table-cell table:style-name="ce10" table:formula="of:=([.J28] * NOT([.E28]) * NOT([.P28]) * ([.B28] * [.H28]))" office:value-type="float" office:value="0" calcext:value-type="float">
            <text:p>0</text:p>
          </table:table-cell>
          <table:table-cell table:style-name="ce5" table:formula="of:=(NOT([.J28]) * NOT([.E28]) * NOT([.P28]) * ([.B28] * [.H2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3,R14,R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9]=&quot;UC&quot;;1;0)" office:value-type="float" office:value="1" calcext:value-type="float">
            <text:p>1</text:p>
          </table:table-cell>
          <table:table-cell table:style-name="ce5" table:formula="of:=([.E29] * [.J29] * NOT([.P29]) * ([.B29] * [.H29]))" office:value-type="float" office:value="0" calcext:value-type="float">
            <text:p>0</text:p>
          </table:table-cell>
          <table:table-cell table:style-name="ce5" table:formula="of:=([.E29] * NOT([.J29]) * NOT([.P29]) * ([.B29] * [.H29]))" office:value-type="float" office:value="0" calcext:value-type="float">
            <text:p>0</text:p>
          </table:table-cell>
          <table:table-cell table:style-name="ce10" table:formula="of:=([.J29] * NOT([.E29]) * NOT([.P29]) * ([.B29] * [.H29]))" office:value-type="float" office:value="0" calcext:value-type="float">
            <text:p>0</text:p>
          </table:table-cell>
          <table:table-cell table:style-name="ce5" table:formula="of:=(NOT([.J29]) * NOT([.E29]) * NOT([.P29]) * ([.B29] * [.H2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R8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0]=&quot;UC&quot;;1;0)" office:value-type="float" office:value="1" calcext:value-type="float">
            <text:p>1</text:p>
          </table:table-cell>
          <table:table-cell table:style-name="ce5" table:formula="of:=([.E30] * [.J30] * NOT([.P30]) * ([.B30] * [.H30]))" office:value-type="float" office:value="0" calcext:value-type="float">
            <text:p>0</text:p>
          </table:table-cell>
          <table:table-cell table:style-name="ce5" table:formula="of:=([.E30] * NOT([.J30]) * NOT([.P30]) * ([.B30] * [.H30]))" office:value-type="float" office:value="0" calcext:value-type="float">
            <text:p>0</text:p>
          </table:table-cell>
          <table:table-cell table:style-name="ce10" table:formula="of:=([.J30] * NOT([.E30]) * NOT([.P30]) * ([.B30] * [.H30]))" office:value-type="float" office:value="0" calcext:value-type="float">
            <text:p>0</text:p>
          </table:table-cell>
          <table:table-cell table:style-name="ce5" table:formula="of:=(NOT([.J30]) * NOT([.E30]) * NOT([.P30]) * ([.B30] * [.H3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1]=&quot;UC&quot;;1;0)" office:value-type="float" office:value="1" calcext:value-type="float">
            <text:p>1</text:p>
          </table:table-cell>
          <table:table-cell table:style-name="ce5" table:formula="of:=([.E31] * [.J31] * NOT([.P31]) * ([.B31] * [.H31]))" office:value-type="float" office:value="0" calcext:value-type="float">
            <text:p>0</text:p>
          </table:table-cell>
          <table:table-cell table:style-name="ce5" table:formula="of:=([.E31] * NOT([.J31]) * NOT([.P31]) * ([.B31] * [.H31]))" office:value-type="float" office:value="0" calcext:value-type="float">
            <text:p>0</text:p>
          </table:table-cell>
          <table:table-cell table:style-name="ce10" table:formula="of:=([.J31] * NOT([.E31]) * NOT([.P31]) * ([.B31] * [.H31]))" office:value-type="float" office:value="0" calcext:value-type="float">
            <text:p>0</text:p>
          </table:table-cell>
          <table:table-cell table:style-name="ce5" table:formula="of:=(NOT([.J31]) * NOT([.E31]) * NOT([.P31]) * ([.B31] * [.H3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7,R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2]=&quot;UC&quot;;1;0)" office:value-type="float" office:value="1" calcext:value-type="float">
            <text:p>1</text:p>
          </table:table-cell>
          <table:table-cell table:style-name="ce5" table:formula="of:=([.E32] * [.J32] * NOT([.P32]) * ([.B32] * [.H32]))" office:value-type="float" office:value="0" calcext:value-type="float">
            <text:p>0</text:p>
          </table:table-cell>
          <table:table-cell table:style-name="ce5" table:formula="of:=([.E32] * NOT([.J32]) * NOT([.P32]) * ([.B32] * [.H32]))" office:value-type="float" office:value="0" calcext:value-type="float">
            <text:p>0</text:p>
          </table:table-cell>
          <table:table-cell table:style-name="ce10" table:formula="of:=([.J32] * NOT([.E32]) * NOT([.P32]) * ([.B32] * [.H32]))" office:value-type="float" office:value="0" calcext:value-type="float">
            <text:p>0</text:p>
          </table:table-cell>
          <table:table-cell table:style-name="ce5" table:formula="of:=(NOT([.J32]) * NOT([.E32]) * NOT([.P32]) * ([.B32] * [.H3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8,R20,R21,R26,R28,R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3]=&quot;UC&quot;;1;0)" office:value-type="float" office:value="1" calcext:value-type="float">
            <text:p>1</text:p>
          </table:table-cell>
          <table:table-cell table:style-name="ce5" table:formula="of:=([.E33] * [.J33] * NOT([.P33]) * ([.B33] * [.H33]))" office:value-type="float" office:value="0" calcext:value-type="float">
            <text:p>0</text:p>
          </table:table-cell>
          <table:table-cell table:style-name="ce5" table:formula="of:=([.E33] * NOT([.J33]) * NOT([.P33]) * ([.B33] * [.H33]))" office:value-type="float" office:value="0" calcext:value-type="float">
            <text:p>0</text:p>
          </table:table-cell>
          <table:table-cell table:style-name="ce10" table:formula="of:=([.J33] * NOT([.E33]) * NOT([.P33]) * ([.B33] * [.H33]))" office:value-type="float" office:value="0" calcext:value-type="float">
            <text:p>0</text:p>
          </table:table-cell>
          <table:table-cell table:style-name="ce5" table:formula="of:=(NOT([.J33]) * NOT([.E33]) * NOT([.P33]) * ([.B33] * [.H3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9,R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4]=&quot;UC&quot;;1;0)" office:value-type="float" office:value="1" calcext:value-type="float">
            <text:p>1</text:p>
          </table:table-cell>
          <table:table-cell table:style-name="ce5" table:formula="of:=([.E34] * [.J34] * NOT([.P34]) * ([.B34] * [.H34]))" office:value-type="float" office:value="0" calcext:value-type="float">
            <text:p>0</text:p>
          </table:table-cell>
          <table:table-cell table:style-name="ce5" table:formula="of:=([.E34] * NOT([.J34]) * NOT([.P34]) * ([.B34] * [.H34]))" office:value-type="float" office:value="0" calcext:value-type="float">
            <text:p>0</text:p>
          </table:table-cell>
          <table:table-cell table:style-name="ce10" table:formula="of:=([.J34] * NOT([.E34]) * NOT([.P34]) * ([.B34] * [.H34]))" office:value-type="float" office:value="0" calcext:value-type="float">
            <text:p>0</text:p>
          </table:table-cell>
          <table:table-cell table:style-name="ce5" table:formula="of:=(NOT([.J34]) * NOT([.E34]) * NOT([.P34]) * ([.B34] * [.H3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5]=&quot;UC&quot;;1;0)" office:value-type="float" office:value="1" calcext:value-type="float">
            <text:p>1</text:p>
          </table:table-cell>
          <table:table-cell table:style-name="ce5" table:formula="of:=([.E35] * [.J35] * NOT([.P35]) * ([.B35] * [.H35]))" office:value-type="float" office:value="0" calcext:value-type="float">
            <text:p>0</text:p>
          </table:table-cell>
          <table:table-cell table:style-name="ce5" table:formula="of:=([.E35] * NOT([.J35]) * NOT([.P35]) * ([.B35] * [.H35]))" office:value-type="float" office:value="0" calcext:value-type="float">
            <text:p>0</text:p>
          </table:table-cell>
          <table:table-cell table:style-name="ce10" table:formula="of:=([.J35] * NOT([.E35]) * NOT([.P35]) * ([.B35] * [.H35]))" office:value-type="float" office:value="0" calcext:value-type="float">
            <text:p>0</text:p>
          </table:table-cell>
          <table:table-cell table:style-name="ce5" table:formula="of:=(NOT([.J35]) * NOT([.E35]) * NOT([.P35]) * ([.B35] * [.H3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N1,RN2,RN3,RN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istor_THT:R_Array_SIP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609X-101-474LF-ND</text:p>
          </table:table-cell>
          <table:table-cell table:style-name="ce2" office:value-type="string" calcext:value-type="string">
            <text:p>4609X-101-474LF</text:p>
          </table:table-cell>
          <table:table-cell table:style-name="ce2" office:value-type="float" office:value="0.9085" calcext:value-type="float">
            <text:p>0.9085</text:p>
          </table:table-cell>
          <table:table-cell table:style-name="ce3"/>
          <table:table-cell table:style-name="ce5" table:formula="of:=IF([.F36]=&quot;UC&quot;;1;0)" office:value-type="float" office:value="0" calcext:value-type="float">
            <text:p>0</text:p>
          </table:table-cell>
          <table:table-cell table:style-name="ce5" table:formula="of:=([.E36] * [.J36] * NOT([.P36]) * ([.B36] * [.H36]))" office:value-type="float" office:value="0" calcext:value-type="float">
            <text:p>0</text:p>
          </table:table-cell>
          <table:table-cell table:style-name="ce5" table:formula="of:=([.E36] * NOT([.J36]) * NOT([.P36]) * ([.B36] * [.H36]))" office:value-type="float" office:value="0" calcext:value-type="float">
            <text:p>0</text:p>
          </table:table-cell>
          <table:table-cell table:style-name="ce10" table:formula="of:=([.J36] * NOT([.E36]) * NOT([.P36]) * ([.B36] * [.H36]))" office:value-type="float" office:value="0" calcext:value-type="float">
            <text:p>0</text:p>
          </table:table-cell>
          <table:table-cell table:style-name="ce5" table:formula="of:=(NOT([.J36]) * NOT([.E36]) * NOT([.P36]) * ([.B36] * [.H3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Potentiometer_THT:Potentiometer_Bourns_3296W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3296W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5" table:formula="of:=IF([.F37]=&quot;UC&quot;;1;0)" office:value-type="float" office:value="1" calcext:value-type="float">
            <text:p>1</text:p>
          </table:table-cell>
          <table:table-cell table:style-name="ce5" table:formula="of:=([.E37] * [.J37] * NOT([.P37]) * ([.B37] * [.H37]))" office:value-type="float" office:value="3" calcext:value-type="float">
            <text:p>3</text:p>
          </table:table-cell>
          <table:table-cell table:style-name="ce5" table:formula="of:=([.E37] * NOT([.J37]) * NOT([.P37]) * ([.B37] * [.H37]))" office:value-type="float" office:value="0" calcext:value-type="float">
            <text:p>0</text:p>
          </table:table-cell>
          <table:table-cell table:style-name="ce10" table:formula="of:=([.J37] * NOT([.E37]) * NOT([.P37]) * ([.B37] * [.H37]))" office:value-type="float" office:value="0" calcext:value-type="float">
            <text:p>0</text:p>
          </table:table-cell>
          <table:table-cell table:style-name="ce5" table:formula="of:=(NOT([.J37]) * NOT([.E37]) * NOT([.P37]) * ([.B37] * [.H3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556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LM557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 table:formula="of:=IF([.F38]=&quot;UC&quot;;1;0)" office:value-type="float" office:value="1" calcext:value-type="float">
            <text:p>1</text:p>
          </table:table-cell>
          <table:table-cell table:style-name="ce5" table:formula="of:=([.E38] * [.J38] * NOT([.P38]) * ([.B38] * [.H38]))" office:value-type="float" office:value="1" calcext:value-type="float">
            <text:p>1</text:p>
          </table:table-cell>
          <table:table-cell table:style-name="ce5" table:formula="of:=([.E38] * NOT([.J38]) * NOT([.P38]) * ([.B38] * [.H38]))" office:value-type="float" office:value="0" calcext:value-type="float">
            <text:p>0</text:p>
          </table:table-cell>
          <table:table-cell table:style-name="ce10" table:formula="of:=([.J38] * NOT([.E38]) * NOT([.P38]) * ([.B38] * [.H38]))" office:value-type="float" office:value="0" calcext:value-type="float">
            <text:p>0</text:p>
          </table:table-cell>
          <table:table-cell table:style-name="ce5" table:formula="of:=(NOT([.J38]) * NOT([.E38]) * NOT([.P38]) * ([.B38] * [.H3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34063AD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MC34063SCT-ND</text:p>
          </table:table-cell>
          <table:table-cell table:style-name="ce2" office:value-type="string" calcext:value-type="string">
            <text:p>MC34063S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3"/>
          <table:table-cell table:style-name="ce5" table:formula="of:=IF([.F39]=&quot;UC&quot;;1;0)" office:value-type="float" office:value="0" calcext:value-type="float">
            <text:p>0</text:p>
          </table:table-cell>
          <table:table-cell table:style-name="ce5" table:formula="of:=([.E39] * [.J39] * NOT([.P39]) * ([.B39] * [.H39]))" office:value-type="float" office:value="0" calcext:value-type="float">
            <text:p>0</text:p>
          </table:table-cell>
          <table:table-cell table:style-name="ce5" table:formula="of:=([.E39] * NOT([.J39]) * NOT([.P39]) * ([.B39] * [.H39]))" office:value-type="float" office:value="0.5405" calcext:value-type="float">
            <text:p>0.5405</text:p>
          </table:table-cell>
          <table:table-cell table:style-name="ce10" table:formula="of:=([.J39] * NOT([.E39]) * NOT([.P39]) * ([.B39] * [.H39]))" office:value-type="float" office:value="0" calcext:value-type="float">
            <text:p>0</text:p>
          </table:table-cell>
          <table:table-cell table:style-name="ce5" table:formula="of:=(NOT([.J39]) * NOT([.E39]) * NOT([.P39]) * ([.B39] * [.H3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float" office:value="3.15" calcext:value-type="float">
            <text:p>3.15</text:p>
          </table:table-cell>
          <table:table-cell table:style-name="ce3"/>
          <table:table-cell table:style-name="ce5" table:formula="of:=IF([.F40]=&quot;UC&quot;;1;0)" office:value-type="float" office:value="1" calcext:value-type="float">
            <text:p>1</text:p>
          </table:table-cell>
          <table:table-cell table:style-name="ce5" table:formula="of:=([.E40] * [.J40] * NOT([.P40]) * ([.B40] * [.H40]))" office:value-type="float" office:value="3.15" calcext:value-type="float">
            <text:p>3.15</text:p>
          </table:table-cell>
          <table:table-cell table:style-name="ce5" table:formula="of:=([.E40] * NOT([.J40]) * NOT([.P40]) * ([.B40] * [.H40]))" office:value-type="float" office:value="0" calcext:value-type="float">
            <text:p>0</text:p>
          </table:table-cell>
          <table:table-cell table:style-name="ce10" table:formula="of:=([.J40] * NOT([.E40]) * NOT([.P40]) * ([.B40] * [.H40]))" office:value-type="float" office:value="0" calcext:value-type="float">
            <text:p>0</text:p>
          </table:table-cell>
          <table:table-cell table:style-name="ce5" table:formula="of:=(NOT([.J40]) * NOT([.E40]) * NOT([.P40]) * ([.B40] * [.H4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4,U6,U8,U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string" calcext:value-type="string">
            <text:p>Package_DIP:DIP-16_W7.62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41]=&quot;UC&quot;;1;0)" office:value-type="float" office:value="1" calcext:value-type="float">
            <text:p>1</text:p>
          </table:table-cell>
          <table:table-cell table:style-name="ce5" table:formula="of:=([.E41] * [.J41] * NOT([.P41]) * ([.B41] * [.H41]))" office:value-type="float" office:value="0" calcext:value-type="float">
            <text:p>0</text:p>
          </table:table-cell>
          <table:table-cell table:style-name="ce5" table:formula="of:=([.E41] * NOT([.J41]) * NOT([.P41]) * ([.B41] * [.H41]))" office:value-type="float" office:value="0" calcext:value-type="float">
            <text:p>0</text:p>
          </table:table-cell>
          <table:table-cell table:style-name="ce10" table:formula="of:=([.J41] * NOT([.E41]) * NOT([.P41]) * ([.B41] * [.H41]))" office:value-type="float" office:value="4.8" calcext:value-type="float">
            <text:p>4.8</text:p>
          </table:table-cell>
          <table:table-cell table:style-name="ce5" table:formula="of:=(NOT([.J41]) * NOT([.E41]) * NOT([.P41]) * ([.B41] * [.H4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5,U7,U9,U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BD62783A</text:p>
          </table:table-cell>
          <table:table-cell table:style-name="ce2" office:value-type="string" calcext:value-type="string">
            <text:p>Custom:SOP-18_7.495x11.515mm_P1.27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BD62783AFWGELCT-ND</text:p>
          </table:table-cell>
          <table:table-cell table:style-name="ce2" office:value-type="string" calcext:value-type="string">
            <text:p>TBD62783AFWG,EL</text:p>
          </table:table-cell>
          <table:table-cell table:style-name="ce2" office:value-type="float" office:value="3.3695" calcext:value-type="float">
            <text:p>3.3695</text:p>
          </table:table-cell>
          <table:table-cell table:style-name="ce3"/>
          <table:table-cell table:style-name="ce5" table:formula="of:=IF([.F42]=&quot;UC&quot;;1;0)" office:value-type="float" office:value="0" calcext:value-type="float">
            <text:p>0</text:p>
          </table:table-cell>
          <table:table-cell table:style-name="ce5" table:formula="of:=([.E42] * [.J42] * NOT([.P42]) * ([.B42] * [.H42]))" office:value-type="float" office:value="0" calcext:value-type="float">
            <text:p>0</text:p>
          </table:table-cell>
          <table:table-cell table:style-name="ce5" table:formula="of:=([.E42] * NOT([.J42]) * NOT([.P42]) * ([.B42] * [.H42]))" office:value-type="float" office:value="0" calcext:value-type="float">
            <text:p>0</text:p>
          </table:table-cell>
          <table:table-cell table:style-name="ce10" table:formula="of:=([.J42] * NOT([.E42]) * NOT([.P42]) * ([.B42] * [.H42]))" office:value-type="float" office:value="0" calcext:value-type="float">
            <text:p>0</text:p>
          </table:table-cell>
          <table:table-cell table:style-name="ce5" table:formula="of:=(NOT([.J42]) * NOT([.E42]) * NOT([.P42]) * ([.B42] * [.H42]))" office:value-type="float" office:value="13.478" calcext:value-type="float">
            <text:p>13.478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3]=&quot;UC&quot;;1;0)" office:value-type="float" office:value="0" calcext:value-type="float">
            <text:p>0</text:p>
          </table:table-cell>
          <table:table-cell table:style-name="ce5" table:formula="of:=([.E43] * [.J43] * NOT([.P43]) * ([.B43] * [.H43]))" office:value-type="float" office:value="0" calcext:value-type="float">
            <text:p>0</text:p>
          </table:table-cell>
          <table:table-cell table:style-name="ce5" table:formula="of:=([.E43] * NOT([.J43]) * NOT([.P43]) * ([.B43] * [.H43]))" office:value-type="float" office:value="0" calcext:value-type="float">
            <text:p>0</text:p>
          </table:table-cell>
          <table:table-cell table:style-name="ce10" table:formula="of:=([.J43] * NOT([.E43]) * NOT([.P43]) * ([.B43] * [.H43]))" office:value-type="float" office:value="0" calcext:value-type="float">
            <text:p>0</text:p>
          </table:table-cell>
          <table:table-cell table:style-name="ce5" table:formula="of:=(NOT([.J43]) * NOT([.E43]) * NOT([.P43]) * ([.B43] * [.H4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4]=&quot;UC&quot;;1;0)" office:value-type="float" office:value="0" calcext:value-type="float">
            <text:p>0</text:p>
          </table:table-cell>
          <table:table-cell table:style-name="ce5" table:formula="of:=([.E44] * [.J44] * NOT([.P44]) * ([.B44] * [.H44]))" office:value-type="float" office:value="0" calcext:value-type="float">
            <text:p>0</text:p>
          </table:table-cell>
          <table:table-cell table:style-name="ce5" table:formula="of:=([.E44] * NOT([.J44]) * NOT([.P44]) * ([.B44] * [.H44]))" office:value-type="float" office:value="0" calcext:value-type="float">
            <text:p>0</text:p>
          </table:table-cell>
          <table:table-cell table:style-name="ce10" table:formula="of:=([.J44] * NOT([.E44]) * NOT([.P44]) * ([.B44] * [.H44]))" office:value-type="float" office:value="0" calcext:value-type="float">
            <text:p>0</text:p>
          </table:table-cell>
          <table:table-cell table:style-name="ce5" table:formula="of:=(NOT([.J44]) * NOT([.E44]) * NOT([.P44]) * ([.B44] * [.H4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5]=&quot;UC&quot;;1;0)" office:value-type="float" office:value="0" calcext:value-type="float">
            <text:p>0</text:p>
          </table:table-cell>
          <table:table-cell table:style-name="ce5" table:formula="of:=([.E45] * [.J45] * NOT([.P45]) * ([.B45] * [.H45]))" office:value-type="float" office:value="0" calcext:value-type="float">
            <text:p>0</text:p>
          </table:table-cell>
          <table:table-cell table:style-name="ce5" table:formula="of:=([.E45] * NOT([.J45]) * NOT([.P45]) * ([.B45] * [.H45]))" office:value-type="float" office:value="0" calcext:value-type="float">
            <text:p>0</text:p>
          </table:table-cell>
          <table:table-cell table:style-name="ce10" table:formula="of:=([.J45] * NOT([.E45]) * NOT([.P45]) * ([.B45] * [.H45]))" office:value-type="float" office:value="0" calcext:value-type="float">
            <text:p>0</text:p>
          </table:table-cell>
          <table:table-cell table:style-name="ce5" table:formula="of:=(NOT([.J45]) * NOT([.E45]) * NOT([.P45]) * ([.B45] * [.H4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6]=&quot;UC&quot;;1;0)" office:value-type="float" office:value="0" calcext:value-type="float">
            <text:p>0</text:p>
          </table:table-cell>
          <table:table-cell table:style-name="ce5" table:formula="of:=([.E46] * [.J46] * NOT([.P46]) * ([.B46] * [.H46]))" office:value-type="float" office:value="0" calcext:value-type="float">
            <text:p>0</text:p>
          </table:table-cell>
          <table:table-cell table:style-name="ce5" table:formula="of:=([.E46] * NOT([.J46]) * NOT([.P46]) * ([.B46] * [.H46]))" office:value-type="float" office:value="0" calcext:value-type="float">
            <text:p>0</text:p>
          </table:table-cell>
          <table:table-cell table:style-name="ce10" table:formula="of:=([.J46] * NOT([.E46]) * NOT([.P46]) * ([.B46] * [.H46]))" office:value-type="float" office:value="0" calcext:value-type="float">
            <text:p>0</text:p>
          </table:table-cell>
          <table:table-cell table:style-name="ce5" table:formula="of:=(NOT([.J46]) * NOT([.E46]) * NOT([.P46]) * ([.B46] * [.H4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7]=&quot;UC&quot;;1;0)" office:value-type="float" office:value="0" calcext:value-type="float">
            <text:p>0</text:p>
          </table:table-cell>
          <table:table-cell table:style-name="ce5" table:formula="of:=([.E47] * [.J47] * NOT([.P47]) * ([.B47] * [.H47]))" office:value-type="float" office:value="0" calcext:value-type="float">
            <text:p>0</text:p>
          </table:table-cell>
          <table:table-cell table:style-name="ce5" table:formula="of:=([.E47] * NOT([.J47]) * NOT([.P47]) * ([.B47] * [.H47]))" office:value-type="float" office:value="0" calcext:value-type="float">
            <text:p>0</text:p>
          </table:table-cell>
          <table:table-cell table:style-name="ce10" table:formula="of:=([.J47] * NOT([.E47]) * NOT([.P47]) * ([.B47] * [.H47]))" office:value-type="float" office:value="0" calcext:value-type="float">
            <text:p>0</text:p>
          </table:table-cell>
          <table:table-cell table:style-name="ce5" table:formula="of:=(NOT([.J47]) * NOT([.E47]) * NOT([.P47]) * ([.B47] * [.H4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8]=&quot;UC&quot;;1;0)" office:value-type="float" office:value="0" calcext:value-type="float">
            <text:p>0</text:p>
          </table:table-cell>
          <table:table-cell table:style-name="ce5" table:formula="of:=([.E48] * [.J48] * NOT([.P48]) * ([.B48] * [.H48]))" office:value-type="float" office:value="0" calcext:value-type="float">
            <text:p>0</text:p>
          </table:table-cell>
          <table:table-cell table:style-name="ce5" table:formula="of:=([.E48] * NOT([.J48]) * NOT([.P48]) * ([.B48] * [.H48]))" office:value-type="float" office:value="0" calcext:value-type="float">
            <text:p>0</text:p>
          </table:table-cell>
          <table:table-cell table:style-name="ce10" table:formula="of:=([.J48] * NOT([.E48]) * NOT([.P48]) * ([.B48] * [.H48]))" office:value-type="float" office:value="0" calcext:value-type="float">
            <text:p>0</text:p>
          </table:table-cell>
          <table:table-cell table:style-name="ce5" table:formula="of:=(NOT([.J48]) * NOT([.E48]) * NOT([.P48]) * ([.B48] * [.H4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3" office:value-type="string" calcext:value-type="string">
            <text:p>Kicad BOM goes here ^</text:p>
          </table:table-cell>
          <table:table-cell table:style-name="ce3" table:number-columns-repeated="9"/>
          <table:table-cell table:style-name="ce3" table:formula="of:=SUM([.K2:.K48])" office:value-type="float" office:value="10.75" calcext:value-type="float">
            <text:p>10.75</text:p>
          </table:table-cell>
          <table:table-cell table:style-name="ce3" table:formula="of:=SUM([.L2:.L48])" office:value-type="float" office:value="8.234" calcext:value-type="float">
            <text:p>8.234</text:p>
          </table:table-cell>
          <table:table-cell table:style-name="ce3" table:formula="of:=SUM([.M2:.M48])" office:value-type="float" office:value="9.35" calcext:value-type="float">
            <text:p>9.35</text:p>
          </table:table-cell>
          <table:table-cell table:style-name="ce3" table:formula="of:=SUM([.N2:.N48])" office:value-type="float" office:value="13.478" calcext:value-type="float">
            <text:p>13.478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 table:number-rows-repeated="3">
          <table:table-cell table:style-name="ce3" table:number-columns-repeated="66"/>
        </table:table-row>
        <table:table-row table:style-name="ro1">
          <table:table-cell table:style-name="ce3" table:number-columns-repeated="9"/>
          <table:table-cell table:style-name="ce6"/>
          <table:table-cell table:style-name="ce6" office:value-type="string" calcext:value-type="string">
            <text:p>Master Board ($)</text:p>
          </table:table-cell>
          <table:table-cell table:style-name="ce6" office:value-type="string" calcext:value-type="string">
            <text:p>Cascade Board ($)</text:p>
          </table:table-cell>
          <table:table-cell table:style-name="ce3"/>
          <table:table-cell table:style-name="ce7" office:value-type="string" calcext:value-type="string">
            <text:p># Boards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7" office:value-type="string" calcext:value-type="string">
            <text:p>UC</text:p>
          </table:table-cell>
          <table:table-cell table:style-name="ce7" table:formula="of:=[.K49]" office:value-type="float" office:value="10.75" calcext:value-type="float">
            <text:p>10.75</text:p>
          </table:table-cell>
          <table:table-cell table:style-name="ce7" table:formula="of:=[.M49]" office:value-type="float" office:value="9.35" calcext:value-type="float">
            <text:p>9.35</text:p>
          </table:table-cell>
          <table:table-cell table:style-name="ce3"/>
          <table:table-cell table:style-name="ce11" office:value-type="string" calcext:value-type="string">
            <text:p>VFD driver pins</text:p>
          </table:table-cell>
          <table:table-cell table:style-name="ce11" table:formula="of:=(32 * [.O53])" office:value-type="float" office:value="64" calcext:value-type="float">
            <text:p>64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8" office:value-type="string" calcext:value-type="string">
            <text:p>DigiKey</text:p>
          </table:table-cell>
          <table:table-cell table:style-name="ce8" table:formula="of:=[.L49]" office:value-type="float" office:value="8.234" calcext:value-type="float">
            <text:p>8.234</text:p>
          </table:table-cell>
          <table:table-cell table:style-name="ce8" table:formula="of:=[.N49]" office:value-type="float" office:value="13.478" calcext:value-type="float">
            <text:p>13.478</text:p>
          </table:table-cell>
          <table:table-cell table:style-name="ce3"/>
          <table:table-cell table:style-name="ce9" office:value-type="string" calcext:value-type="string">
            <text:p>Total Price ($)</text:p>
          </table:table-cell>
          <table:table-cell table:style-name="ce9" table:formula="of:=([.K56] + [.O53] * [.L56])" office:value-type="float" office:value="64.64" calcext:value-type="float">
            <text:p>64.64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9" office:value-type="string" calcext:value-type="string">
            <text:p>Total</text:p>
          </table:table-cell>
          <table:table-cell table:style-name="ce9" table:formula="of:=SUM([.K54:.K55])" office:value-type="float" office:value="18.984" calcext:value-type="float">
            <text:p>18.984</text:p>
          </table:table-cell>
          <table:table-cell table:style-name="ce9" table:formula="of:=SUM([.L54:.L55])" office:value-type="float" office:value="22.828" calcext:value-type="float">
            <text:p>22.828</text:p>
          </table:table-cell>
          <table:table-cell table:style-name="ce3" table:number-columns-repeated="54"/>
        </table:table-row>
        <table:table-row table:style-name="ro1">
          <table:table-cell table:style-name="ce3" table:number-columns-repeated="66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The master board total doesn’t include the cascade parts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A master board would of course need cascade parts added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So the true cost of a master baord is: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table:formula="of:=([.K56] + [.L56])" office:value-type="float" office:value="41.812" calcext:value-type="float">
            <text:p>41.812</text:p>
          </table:table-cell>
          <table:table-cell table:style-name="ce3" table:number-columns-repeated="55"/>
        </table:table-row>
        <table:table-row table:style-name="ro1" table:number-rows-repeated="125">
          <table:table-cell table:style-name="ce3" table:number-columns-repeated="66"/>
        </table:table-row>
        <table:table-row table:style-name="ro1" table:number-rows-repeated="1048389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7:19:32.762627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8T17:21:57.815955339</dc:date>
    <meta:editing-duration>PT44M9S</meta:editing-duration>
    <meta:editing-cycles>55</meta:editing-cycles>
    <meta:generator>LibreOffice/24.8.7.2$Linux_X86_64 LibreOffice_project/480$Build-2</meta:generator>
    <meta:document-statistic meta:table-count="1" meta:cell-count="626" meta:object-count="0"/>
  </office:meta>
</office:document-meta>
</file>